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none" svg:stroke-width="0.035cm" draw:stroke-linejoin="miter" draw:fill="none" draw:textarea-vertical-align="top" draw:auto-grow-height="true" fo:min-height="0.677cm" fo:min-width="3.596cm" fo:padding-top="0.181cm" fo:padding-bottom="0.181cm" fo:padding-left="0.181cm" fo:padding-right="0.181cm" fo:wrap-option="no-wrap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top" draw:auto-grow-height="true" fo:min-height="0.677cm" fo:min-width="3.575cm" fo:padding-top="0.181cm" fo:padding-bottom="0.181cm" fo:padding-left="0.181cm" fo:padding-right="0.181cm" fo:wrap-option="no-wrap"/>
    </style:style>
    <style:style style:name="gr3" style:family="graphic" style:parent-style-name="standard">
      <style:graphic-properties draw:stroke="solid" svg:stroke-width="0.071cm" draw:marker-end="msArrowEnd_20_5" draw:marker-end-width="0.213cm" draw:marker-end-center="false" draw:stroke-linejoin="miter" draw:fill="none" draw:textarea-horizontal-align="center" draw:textarea-vertical-align="top" draw:auto-grow-height="false" fo:padding-top="0.181cm" fo:padding-bottom="0.181cm" fo:padding-left="0.181cm" fo:padding-right="0.181cm" fo:wrap-option="wrap"/>
    </style:style>
    <style:style style:name="gr4" style:family="graphic" style:parent-style-name="standard" style:list-style-name="L2">
      <style:graphic-properties draw:stroke="none" svg:stroke-width="0.035cm" draw:stroke-linejoin="miter" draw:fill="none" draw:opacity="100%" draw:opacity-name="Transparency_20_6" draw:textarea-vertical-align="top" draw:auto-grow-height="true" fo:min-height="0.677cm" fo:padding-top="0.181cm" fo:padding-bottom="0.181cm" fo:padding-left="0.181cm" fo:padding-right="0.181cm" fo:wrap-option="wrap"/>
    </style:style>
    <style:style style:name="gr5" style:family="graphic" style:parent-style-name="standard">
      <style:graphic-properties draw:stroke="solid" svg:stroke-width="0.071cm" draw:marker-end="msArrowEnd_20_5" draw:marker-end-width="0.213cm" draw:marker-end-center="false" draw:stroke-linejoin="round" draw:fill="none" draw:textarea-horizontal-align="center" draw:textarea-vertical-align="top" draw:auto-grow-height="false" fo:padding-top="0.181cm" fo:padding-bottom="0.181cm" fo:padding-left="0.181cm" fo:padding-right="0.181cm" fo:wrap-option="wrap"/>
    </style:style>
    <style:style style:name="gr6" style:family="graphic" style:parent-style-name="standard">
      <style:graphic-properties draw:stroke="dash" draw:stroke-dash="Dash_20_2" svg:stroke-width="0.035cm" draw:marker-end="msArrowEnd_20_5" draw:marker-end-width="0.21cm" draw:marker-end-center="false" draw:stroke-linejoin="round" draw:fill="none" draw:textarea-horizontal-align="center" draw:textarea-vertical-align="top" draw:auto-grow-height="false" fo:padding-top="0.181cm" fo:padding-bottom="0.181cm" fo:padding-left="0.181cm" fo:padding-right="0.181cm" fo:wrap-option="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fo:min-height="1.353cm" fo:padding-top="0.181cm" fo:padding-bottom="0.181cm" fo:padding-left="0.181cm" fo:padding-right="0.181cm" fo:wrap-option="wrap"/>
    </style:style>
    <style:style style:name="co1" style:family="table-column">
      <style:table-column-properties style:column-width="0.971cm" style:use-optimal-column-width="false"/>
    </style:style>
    <style:style style:name="co2" style:family="table-column">
      <style:table-column-properties style:column-width="0.972cm" style:use-optimal-column-width="false"/>
    </style:style>
    <style:style style:name="ro1" style:family="table-row">
      <style:table-row-properties style:row-height="1.603cm"/>
    </style:style>
    <style:style style:name="ro2" style:family="table-row">
      <style:table-row-properties style:row-height="1.494cm"/>
    </style:style>
    <style:style style:name="ro3" style:family="table-row">
      <style:table-row-properties style:row-height="1.713cm"/>
    </style:style>
    <style:style style:name="ce1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>
      <style:graphic-properties draw:fill="solid" draw:fill-color="#53585f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-left="0.008cm 0cm 0.008cm" style:border-line-width-right="0.008cm 0cm 0.008cm" style:border-line-width-top="0.008cm 0cm 0.008cm" style:border-line-width-bottom="0.008cm 0cm 0.008cm" fo:border-left="0.008cm solid #3c4b5e" fo:border-right="0.008cm solid #ffffff" fo:border-top="0.008cm solid #3c4b5e" fo:border-bottom="0.008cm solid #3c4b5e"/>
      <style:text-properties fo:color="#ffffff" style:text-line-through-style="none" fo:font-family="Helvetica" fo:letter-spacing="normal" fo:font-style="normal" style:text-underline-style="none" fo:font-weight="normal" style:font-family-asian="Helvetica" style:font-style-asian="normal" style:font-weight-asian="normal" style:font-family-complex="Helvetica" style:font-style-complex="normal" style:font-weight-complex="normal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53585f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3c4b5e" fo:border-bottom="0.008cm solid #3c4b5e"/>
      <style:text-properties fo:color="#ffffff" style:text-line-through-style="none" fo:font-family="Helvetica" fo:letter-spacing="normal" fo:font-style="normal" style:text-underline-style="none" fo:font-weight="normal" style:font-family-asian="Helvetica" style:font-style-asian="normal" style:font-weight-asian="normal" style:font-family-complex="Helvetica" style:font-style-complex="normal" style:font-weight-complex="normal"/>
    </style:style>
    <style:style style:name="ce6" style:family="table-cell">
      <style:graphic-properties draw:fill="solid" draw:fill-color="#53585f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3c4b5e" fo:border-bottom="0.008cm solid #3c4b5e"/>
      <style:text-properties fo:color="#ffffff" style:text-line-through-style="none" fo:font-family="Helvetica" fo:letter-spacing="normal" fo:font-style="normal" style:text-underline-style="none" fo:font-weight="normal" style:font-family-asian="Helvetica" style:font-style-asian="normal" style:font-weight-asian="normal" style:font-family-complex="Helvetica" style:font-style-complex="normal" style:font-weight-complex="normal"/>
    </style:style>
    <style:style style:name="ce7" style:family="table-cell">
      <style:graphic-properties draw:fill="solid" draw:fill-color="#53585f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-left="0.008cm 0cm 0.008cm" style:border-line-width-right="0.008cm 0cm 0.008cm" style:border-line-width-top="0.008cm 0cm 0.008cm" style:border-line-width-bottom="0.008cm 0cm 0.008cm" fo:border-left="0.008cm solid #ffffff" fo:border-right="0.008cm solid #3c4b5e" fo:border-top="0.008cm solid #3c4b5e" fo:border-bottom="0.008cm solid #3c4b5e"/>
      <style:text-properties fo:color="#ffffff" style:text-line-through-style="none" fo:font-family="Helvetica" fo:letter-spacing="normal" fo:font-style="normal" style:text-underline-style="none" fo:font-weight="normal" style:font-family-asian="Helvetica" style:font-style-asian="normal" style:font-weight-asian="normal" style:font-family-complex="Helvetica" style:font-style-complex="normal" style:font-weight-complex="normal"/>
    </style:style>
    <style:style style:name="ce8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3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6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9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1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3" style:family="table-cell">
      <style:graphic-properties draw:fill="solid" draw:fill-color="#dcdee0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5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6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8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9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0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1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2" style:family="table-cell">
      <style:graphic-properties draw:fill="solid" draw:fill-color="#a6aaa9" style:repeat="repeat" draw:textarea-vertical-align="middle" fo:padding-top="0.127cm" fo:padding-bottom="0.127cm" fo:padding-left="0.127cm" fo:padding-right="0.127cm"/>
      <style:paragraph-properties fo:margin-top="0cm" fo:margin-bottom="0cm" fo:text-align="center" style:border-line-width="0.008cm 0cm 0.008cm" fo:border="0.008cm solid #3c4b5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end"/>
      <style:text-properties fo:font-size="18pt"/>
    </style:style>
    <style:style style:name="P3" style:family="paragraph">
      <style:paragraph-properties fo:margin-top="0cm" fo:margin-bottom="0cm" fo:text-align="end" style:font-independent-line-spacing="true"/>
      <style:text-properties fo:font-size="18pt"/>
    </style:style>
    <style:style style:name="P4" style:family="paragraph"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text-align="start"/>
      <style:text-properties fo:font-size="18pt"/>
    </style:style>
    <style:style style:name="P6" style:family="paragraph">
      <style:paragraph-properties fo:margin-top="0cm" fo:margin-bottom="0cm" fo:text-align="start" style:font-independent-line-spacing="true"/>
      <style:text-properties fo:font-size="18pt"/>
    </style:style>
    <style:style style:name="T1" style:family="text">
      <style:text-properties fo:color="#000000" style:text-line-through-style="none" fo:font-family="'Helvetica LT Std Light'" fo:font-size="19pt" fo:letter-spacing="normal" fo:font-style="normal" style:text-underline-style="none" fo:font-weight="normal" style:font-family-asian="'Helvetica LT Std Light'" style:font-size-asian="19pt" style:font-style-asian="normal" style:font-weight-asian="normal" style:font-family-complex="'Helvetica LT Std Light'" style:font-size-complex="19pt" style:font-style-complex="normal" style:font-weight-complex="normal"/>
    </style:style>
    <style:style style:name="T2" style:family="text">
      <style:text-properties fo:color="#000000" style:text-line-through-style="none" fo:font-family="'Helvetica LT Std Light'" fo:font-size="16pt" fo:letter-spacing="normal" fo:font-style="normal" style:text-underline-style="none" fo:font-weight="normal" style:font-family-asian="'Helvetica LT Std Light'" style:font-size-asian="16pt" style:font-style-asian="normal" style:font-weight-asian="normal" style:font-family-complex="'Helvetica LT Std Light'" style:font-size-complex="16pt" style:font-style-complex="normal" style:font-weight-complex="normal"/>
    </style:style>
    <style:style style:name="T3" style:family="text">
      <style:text-properties fo:color="#ffffff" style:text-line-through-style="none" fo:font-family="'Helvetica LT Std Light'" fo:font-size="20pt" fo:letter-spacing="normal" fo:font-style="normal" style:text-underline-style="none" fo:font-weight="normal" style:font-family-asian="'Helvetica LT Std Light'" style:font-size-asian="20pt" style:font-style-asian="normal" style:font-weight-asian="normal" style:font-family-complex="'Helvetica LT Std Light'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c4b5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Table 37" draw:style-name="standard" draw:layer="layout" svg:width="0.97cm" svg:height="1.602cm" svg:x="17.357cm" svg:y="5.609cm">
          <table:table>
            <table:table-column table:style-name="co1"/>
            <table:table-row table:style-name="ro1">
              <table:table-cell table:style-name="ce1">
                <text:p text:style-name="P1"><text:span text:style-name="T1">A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38" draw:style-name="gr1" draw:text-style-name="P3" draw:layer="layout" svg:width="3.958cm" svg:height="1.039cm" svg:x="18.255cm" svg:y="5.745cm">
          <text:p text:style-name="P2"><text:span text:style-name="T2">= Unique data</text:span></text:p>
          <draw:enhanced-geometry svg:viewBox="0 0 21600 21600" draw:type="rectangle" draw:enhanced-path="M 0 0 L 21600 0 21600 21600 0 21600 0 0 Z N"/>
        </draw:custom-shape>
        <draw:frame draw:name="Table 39" draw:style-name="standard" draw:layer="layout" svg:width="0.97cm" svg:height="1.602cm" svg:x="17.357cm" svg:y="6.919cm">
          <table:table>
            <table:table-column table:style-name="co1"/>
            <table:table-row table:style-name="ro1">
              <table:table-cell table:style-name="ce2">
                <text:p text:style-name="P1"><text:span text:style-name="T1">A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40" draw:style-name="gr2" draw:text-style-name="P3" draw:layer="layout" svg:width="3.937cm" svg:height="1.039cm" svg:x="18.289cm" svg:y="7.063cm">
          <text:p text:style-name="P2"><text:span text:style-name="T2">= Repeat data</text:span></text:p>
          <draw:enhanced-geometry svg:viewBox="0 0 21600 21600" draw:type="rectangle" draw:enhanced-path="M 0 0 L 21600 0 21600 21600 0 21600 0 0 Z N"/>
        </draw:custom-shape>
        <draw:line draw:name="Shape 41" draw:style-name="gr3" draw:text-style-name="P4" draw:layer="layout" svg:x1="18.209cm" svg:y1="8.983cm" svg:x2="17.436cm" svg:y2="10.072cm">
          <text:p/>
        </draw:line>
        <draw:custom-shape draw:name="Shape 42" draw:style-name="gr4" draw:text-style-name="P6" draw:layer="layout" svg:width="9.224cm" svg:height="1.039cm" svg:x="18.224cm" svg:y="8.381cm">
          <text:p text:style-name="P5"><text:span text:style-name="T2">= Pointer to unique data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Shape 43" draw:style-name="gr5" draw:text-style-name="P4" draw:layer="layout" svg:x1="22.042cm" svg:y1="3.273cm" svg:x2="8.51cm" svg:y2="8.725cm">
          <text:p/>
        </draw:line>
        <draw:line draw:name="Shape 44" draw:style-name="gr5" draw:text-style-name="P4" draw:layer="layout" svg:x1="13.5cm" svg:y1="3.326cm" svg:x2="7.655cm" svg:y2="8.725cm">
          <text:p/>
        </draw:line>
        <draw:line draw:name="Shape 45" draw:style-name="gr5" draw:text-style-name="P4" draw:layer="layout" svg:x1="9.487cm" svg:y1="3.227cm" svg:x2="6.652cm" svg:y2="8.725cm">
          <text:p/>
        </draw:line>
        <draw:line draw:name="Shape 46" draw:style-name="gr5" draw:text-style-name="P4" draw:layer="layout" svg:x1="6.607cm" svg:y1="2.288cm" svg:x2="5.686cm" svg:y2="8.725cm">
          <text:p/>
        </draw:line>
        <draw:line draw:name="Shape 47" draw:style-name="gr5" draw:text-style-name="P4" draw:layer="layout" svg:x1="5.686cm" svg:y1="2.296cm" svg:x2="4.764cm" svg:y2="8.733cm">
          <text:p/>
        </draw:line>
        <draw:line draw:name="Shape 48" draw:style-name="gr5" draw:text-style-name="P4" draw:layer="layout" svg:x1="3.686cm" svg:y1="2.266cm" svg:x2="3.753cm" svg:y2="8.725cm">
          <text:p/>
        </draw:line>
        <draw:line draw:name="Shape 49" draw:style-name="gr5" draw:text-style-name="P4" draw:layer="layout" svg:x1="0.832cm" svg:y1="2.274cm" svg:x2="0.854cm" svg:y2="8.725cm">
          <text:p/>
        </draw:line>
        <draw:line draw:name="Shape 50" draw:style-name="gr5" draw:text-style-name="P4" draw:layer="layout" svg:x1="1.806cm" svg:y1="2.281cm" svg:x2="1.783cm" svg:y2="8.725cm">
          <text:p/>
        </draw:line>
        <draw:line draw:name="Shape 51" draw:style-name="gr5" draw:text-style-name="P4" draw:layer="layout" svg:x1="2.742cm" svg:y1="2.288cm" svg:x2="2.787cm" svg:y2="8.725cm">
          <text:p/>
        </draw:line>
        <draw:line draw:name="Shape 52" draw:style-name="gr6" draw:text-style-name="P4" draw:layer="layout" svg:x1="4.712cm" svg:y1="2.292cm" svg:x2="0.86cm" svg:y2="8.689cm">
          <text:p/>
        </draw:line>
        <draw:line draw:name="Shape 53" draw:style-name="gr6" draw:text-style-name="P4" draw:layer="layout" svg:x1="7.626cm" svg:y1="2.285cm" svg:x2="3.773cm" svg:y2="8.682cm">
          <text:p/>
        </draw:line>
        <draw:line draw:name="Shape 54" draw:style-name="gr6" draw:text-style-name="P4" draw:layer="layout" svg:x1="8.55cm" svg:y1="2.296cm" svg:x2="1.809cm" svg:y2="8.707cm">
          <text:p/>
        </draw:line>
        <draw:line draw:name="Shape 55" draw:style-name="gr6" draw:text-style-name="P4" draw:layer="layout" svg:x1="10.643cm" svg:y1="2.184cm" svg:x2="4.75cm" svg:y2="8.708cm">
          <text:p/>
        </draw:line>
        <draw:line draw:name="Shape 56" draw:style-name="gr6" draw:text-style-name="P4" draw:layer="layout" svg:x1="11.493cm" svg:y1="2.299cm" svg:x2="2.813cm" svg:y2="8.725cm">
          <text:p/>
        </draw:line>
        <draw:frame draw:name="Table 57" draw:style-name="standard" draw:layer="layout" svg:width="25.27cm" svg:height="3.206cm" svg:x="0.26cm" svg:y="0.092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1"/>
            <table:table-row table:style-name="ro2" table:default-cell-style-name="ce4">
              <table:table-cell table:style-name="ce3" table:number-columns-spanned="9">
                <text:p text:style-name="P1"><text:span text:style-name="T3">Dump #1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ce5" table:number-columns-spanned="4">
                <text:p text:style-name="P1"><text:span text:style-name="T3">Dump #2</text:span></text:p>
              </table:table-cell>
              <table:covered-table-cell/>
              <table:covered-table-cell/>
              <table:covered-table-cell/>
              <table:table-cell table:style-name="ce6" table:number-columns-spanned="4">
                <text:p text:style-name="P1"><text:span text:style-name="T3">Dump #3</text:span></text:p>
              </table:table-cell>
              <table:covered-table-cell/>
              <table:covered-table-cell/>
              <table:covered-table-cell/>
              <table:table-cell table:style-name="ce7" table:number-columns-spanned="9">
                <text:p text:style-name="P1"><text:span text:style-name="T3">Dump #4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>
              <table:table-cell table:style-name="ce8">
                <text:p text:style-name="P1"><text:span text:style-name="T1">A</text:span></text:p>
              </table:table-cell>
              <table:table-cell table:style-name="ce9">
                <text:p text:style-name="P1"><text:span text:style-name="T1">B</text:span></text:p>
              </table:table-cell>
              <table:table-cell table:style-name="ce10">
                <text:p text:style-name="P1"><text:span text:style-name="T1">C</text:span></text:p>
              </table:table-cell>
              <table:table-cell table:style-name="ce11">
                <text:p text:style-name="P1"><text:span text:style-name="T1">D</text:span></text:p>
              </table:table-cell>
              <table:table-cell table:style-name="ce12">
                <text:p text:style-name="P1"><text:span text:style-name="T1">A</text:span></text:p>
              </table:table-cell>
              <table:table-cell table:style-name="ce13">
                <text:p text:style-name="P1"><text:span text:style-name="T1">E</text:span></text:p>
              </table:table-cell>
              <table:table-cell table:style-name="ce14">
                <text:p text:style-name="P1"><text:span text:style-name="T1">F</text:span></text:p>
              </table:table-cell>
              <table:table-cell table:style-name="ce15">
                <text:p text:style-name="P1"><text:span text:style-name="T1">D</text:span></text:p>
              </table:table-cell>
              <table:table-cell table:style-name="ce16">
                <text:p text:style-name="P1"><text:span text:style-name="T1">B</text:span></text:p>
              </table:table-cell>
              <table:table-cell table:style-name="ce17">
                <text:p text:style-name="P1"><text:span text:style-name="T1">G</text:span></text:p>
              </table:table-cell>
              <table:table-cell table:style-name="ce18">
                <text:p text:style-name="P1"><text:span text:style-name="T1">E</text:span></text:p>
              </table:table-cell>
              <table:table-cell table:style-name="ce19">
                <text:p text:style-name="P1"><text:span text:style-name="T1">C</text:span></text:p>
              </table:table-cell>
              <table:table-cell table:style-name="ce20">
                <text:p text:style-name="P1"><text:span text:style-name="T1">A</text:span></text:p>
              </table:table-cell>
              <table:table-cell table:style-name="ce21">
                <text:p text:style-name="P1"><text:span text:style-name="T1">H</text:span></text:p>
              </table:table-cell>
              <table:table-cell table:style-name="ce22">
                <text:p text:style-name="P1"><text:span text:style-name="T1">E</text:span></text:p>
              </table:table-cell>
              <table:table-cell table:style-name="ce23">
                <text:p text:style-name="P1"><text:span text:style-name="T1">F</text:span></text:p>
              </table:table-cell>
              <table:table-cell table:style-name="ce24">
                <text:p text:style-name="P1"><text:span text:style-name="T1">G</text:span></text:p>
              </table:table-cell>
              <table:table-cell table:style-name="ce25">
                <text:p text:style-name="P1"><text:span text:style-name="T1">A</text:span></text:p>
              </table:table-cell>
              <table:table-cell table:style-name="ce26">
                <text:p text:style-name="P1"><text:span text:style-name="T1">B</text:span></text:p>
              </table:table-cell>
              <table:table-cell table:style-name="ce27">
                <text:p text:style-name="P1"><text:span text:style-name="T1">C</text:span></text:p>
              </table:table-cell>
              <table:table-cell table:style-name="ce28">
                <text:p text:style-name="P1"><text:span text:style-name="T1">D</text:span></text:p>
              </table:table-cell>
              <table:table-cell table:style-name="ce29">
                <text:p text:style-name="P1"><text:span text:style-name="T1">E</text:span></text:p>
              </table:table-cell>
              <table:table-cell table:style-name="ce30">
                <text:p text:style-name="P1"><text:span text:style-name="T1">I</text:span></text:p>
              </table:table-cell>
              <table:table-cell table:style-name="ce31">
                <text:p text:style-name="P1"><text:span text:style-name="T1">G</text:span></text:p>
              </table:table-cell>
              <table:table-cell table:style-name="ce32">
                <text:p text:style-name="P1"><text:span text:style-name="T1">C</text:span></text:p>
              </table:table-cell>
              <table:table-cell table:style-name="ce33">
                <text:p text:style-name="P1"><text:span text:style-name="T1">B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name="Shape 58" draw:style-name="gr6" draw:text-style-name="P4" draw:layer="layout" svg:x1="12.256cm" svg:y1="3.306cm" svg:x2="0.842cm" svg:y2="8.707cm">
          <text:p/>
        </draw:line>
        <draw:line draw:name="Shape 59" draw:style-name="gr6" draw:text-style-name="P4" draw:layer="layout" svg:x1="14.339cm" svg:y1="3.33cm" svg:x2="4.678cm" svg:y2="8.708cm">
          <text:p/>
        </draw:line>
        <draw:line draw:name="Shape 60" draw:style-name="gr6" draw:text-style-name="P4" draw:layer="layout" svg:x1="15.419cm" svg:y1="3.349cm" svg:x2="5.751cm" svg:y2="8.689cm">
          <text:p/>
        </draw:line>
        <draw:line draw:name="Shape 61" draw:style-name="gr6" draw:text-style-name="P4" draw:layer="layout" svg:x1="16.349cm" svg:y1="3.312cm" svg:x2="6.701cm" svg:y2="8.725cm">
          <text:p/>
        </draw:line>
        <draw:line draw:name="Shape 62" draw:style-name="gr6" draw:text-style-name="P4" draw:layer="layout" svg:x1="17.298cm" svg:y1="3.32cm" svg:x2="0.842cm" svg:y2="8.671cm">
          <text:p/>
        </draw:line>
        <draw:line draw:name="Shape 63" draw:style-name="gr6" draw:text-style-name="P4" draw:layer="layout" svg:x1="18.295cm" svg:y1="3.325cm" svg:x2="1.766cm" svg:y2="8.664cm">
          <text:p/>
        </draw:line>
        <draw:line draw:name="Shape 64" draw:style-name="gr6" draw:text-style-name="P4" draw:layer="layout" svg:x1="19.255cm" svg:y1="3.333cm" svg:x2="2.727cm" svg:y2="8.657cm">
          <text:p/>
        </draw:line>
        <draw:line draw:name="Shape 65" draw:style-name="gr6" draw:text-style-name="P4" draw:layer="layout" svg:x1="20.289cm" svg:y1="3.315cm" svg:x2="3.73cm" svg:y2="8.675cm">
          <text:p/>
        </draw:line>
        <draw:line draw:name="Shape 66" draw:style-name="gr6" draw:text-style-name="P4" draw:layer="layout" svg:x1="21.095cm" svg:y1="3.323cm" svg:x2="4.691cm" svg:y2="8.667cm">
          <text:p/>
        </draw:line>
        <draw:line draw:name="Shape 67" draw:style-name="gr6" draw:text-style-name="P4" draw:layer="layout" svg:x1="22.986cm" svg:y1="3.292cm" svg:x2="6.69cm" svg:y2="8.625cm">
          <text:p/>
        </draw:line>
        <draw:line draw:name="Shape 68" draw:style-name="gr6" draw:text-style-name="P4" draw:layer="layout" svg:x1="24.199cm" svg:y1="3.265cm" svg:x2="2.777cm" svg:y2="8.636cm">
          <text:p/>
        </draw:line>
        <draw:line draw:name="Shape 69" draw:style-name="gr6" draw:text-style-name="P4" draw:layer="layout" svg:x1="25.203cm" svg:y1="3.259cm" svg:x2="1.773cm" svg:y2="8.636cm">
          <text:p/>
        </draw:line>
        <draw:frame draw:name="Table 70" draw:style-name="standard" draw:layer="layout" svg:width="8.746cm" svg:height="1.602cm" svg:x="0.305cm" svg:y="8.726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1"/>
            <table:table-row table:style-name="ro1">
              <table:table-cell table:style-name="ce34">
                <text:p text:style-name="P1"><text:span text:style-name="T1">A</text:span></text:p>
              </table:table-cell>
              <table:table-cell table:style-name="ce35">
                <text:p text:style-name="P1"><text:span text:style-name="T1">B</text:span></text:p>
              </table:table-cell>
              <table:table-cell table:style-name="ce36">
                <text:p text:style-name="P1"><text:span text:style-name="T1">C</text:span></text:p>
              </table:table-cell>
              <table:table-cell table:style-name="ce37">
                <text:p text:style-name="P1"><text:span text:style-name="T1">D</text:span></text:p>
              </table:table-cell>
              <table:table-cell table:style-name="ce38">
                <text:p text:style-name="P1"><text:span text:style-name="T1">E</text:span></text:p>
              </table:table-cell>
              <table:table-cell table:style-name="ce39">
                <text:p text:style-name="P1"><text:span text:style-name="T1">F</text:span></text:p>
              </table:table-cell>
              <table:table-cell table:style-name="ce40">
                <text:p text:style-name="P1"><text:span text:style-name="T1">G</text:span></text:p>
              </table:table-cell>
              <table:table-cell table:style-name="ce41">
                <text:p text:style-name="P1"><text:span text:style-name="T1">H</text:span></text:p>
              </table:table-cell>
              <table:table-cell table:style-name="ce42">
                <text:p text:style-name="P1"><text:span text:style-name="T1">I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name="Shape 71" draw:style-name="gr6" draw:text-style-name="P4" draw:layer="layout" svg:x1="18.209cm" svg:y1="10.212cm" svg:x2="17.436cm" svg:y2="11.302cm">
          <text:p/>
        </draw:line>
        <draw:custom-shape draw:name="Shape 72" draw:style-name="gr7" draw:text-style-name="P6" draw:layer="layout" svg:width="6.684cm" svg:height="1.715cm" svg:x="18.224cm" svg:y="9.91cm">
          <text:p text:style-name="P5"><text:span text:style-name="T2">= Pointer to non-unique </text:span><text:span text:style-name="T2"><text:line-break/></text:span><text:span text:style-name="T2"> <text:s text:c="2"/>data segm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-10 30h20z"/>
    <draw:marker draw:name="msArrowEnd_20_5" draw:display-name="msArrowEnd 5" svg:viewBox="0 0 300 300" svg:d="m150 0 150 300h-300z"/>
    <draw:stroke-dash draw:name="Dash_20_2" draw:display-name="Dash 2" draw:style="round" draw:dots2="1" draw:dots2-length="105%" draw:distance="35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Desnoyers</meta:initial-creator>
    <meta:creation-date>2015-04-26T14:23:21</meta:creation-date>
    <dc:date>2015-04-26T14:26:25</dc:date>
    <dc:creator>Peter Desnoyers</dc:creator>
    <meta:editing-duration>PT3M4S</meta:editing-duration>
    <meta:editing-cycles>1</meta:editing-cycles>
    <meta:document-statistic meta:object-count="36"/>
    <meta:generator>OpenOffice/4.0.1$Unix OpenOffice.org_project/401m5$Build-9714</meta:generator>
  </office:meta>
</office:document-meta>
</file>